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10 Pitch" svg:font-family="'Courier 10 Pitch'" style:font-pitch="fixed"/>
    <style:font-face style:name="Tibetan Machine Uni" svg:font-family="'Tibetan Machine Uni'"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64230" officeooo:paragraph-rsid="000b8ba4" style:font-size-asian="10pt" style:font-size-complex="10pt"/>
    </style:style>
    <style:style style:name="P2"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b8ba4" style:font-size-asian="10pt" style:font-size-complex="10pt"/>
    </style:style>
    <style:style style:name="P3"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1b1de8" style:font-size-asian="10pt" style:font-size-complex="10pt"/>
    </style:style>
    <style:style style:name="P4"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d6ed9" style:font-size-asian="10pt" style:font-size-complex="10pt"/>
    </style:style>
    <style:style style:name="P5"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7b911b" officeooo:paragraph-rsid="007b911b" style:font-size-asian="10pt" style:font-size-complex="10pt"/>
    </style:style>
    <style:style style:name="P6" style:family="paragraph" style:parent-style-name="Standard">
      <style:paragraph-properties fo:text-align="justify" style:justify-single-word="false"/>
      <style:text-properties style:font-name="sans-serif" fo:font-size="10pt" style:text-underline-style="none" officeooo:rsid="00151370" officeooo:paragraph-rsid="000b8ba4" style:font-size-asian="10pt" style:font-size-complex="10pt"/>
    </style:style>
    <style:style style:name="P7" style:family="paragraph" style:parent-style-name="Standard">
      <style:paragraph-properties fo:text-align="justify" style:justify-single-word="false"/>
      <style:text-properties style:font-name="sans-serif" fo:font-size="10pt" style:text-underline-style="none" officeooo:rsid="001fa2a2" officeooo:paragraph-rsid="001fa2a2" style:font-size-asian="10pt" style:font-size-complex="10pt"/>
    </style:style>
    <style:style style:name="P8" style:family="paragraph" style:parent-style-name="Standard">
      <style:paragraph-properties fo:text-align="justify" style:justify-single-word="false"/>
      <style:text-properties style:font-name="sans-serif" fo:font-size="10pt" style:text-underline-style="none" officeooo:rsid="0023f5ff" officeooo:paragraph-rsid="0023f5ff" style:font-size-asian="10pt" style:font-size-complex="10pt"/>
    </style:style>
    <style:style style:name="P9" style:family="paragraph" style:parent-style-name="Standard">
      <style:paragraph-properties fo:text-align="justify" style:justify-single-word="false"/>
      <style:text-properties style:font-name="sans-serif" fo:font-size="10pt" style:text-underline-style="none" officeooo:rsid="003cf6cd" officeooo:paragraph-rsid="0041cee5" style:font-size-asian="10pt" style:font-size-complex="10pt"/>
    </style:style>
    <style:style style:name="P10" style:family="paragraph" style:parent-style-name="Standard">
      <style:paragraph-properties fo:text-align="justify" style:justify-single-word="false"/>
      <style:text-properties style:font-name="sans-serif" fo:font-size="10pt" style:text-underline-style="none" officeooo:rsid="004c5881" officeooo:paragraph-rsid="004c5881" style:font-size-asian="10pt" style:font-size-complex="10pt"/>
    </style:style>
    <style:style style:name="P11" style:family="paragraph" style:parent-style-name="Standard">
      <style:paragraph-properties fo:text-align="justify" style:justify-single-word="false"/>
      <style:text-properties style:font-name="sans-serif" fo:font-size="10pt" style:text-underline-style="none" officeooo:rsid="0049deed" officeooo:paragraph-rsid="00582078" style:font-size-asian="10pt" style:font-size-complex="10pt"/>
    </style:style>
    <style:style style:name="P12" style:family="paragraph" style:parent-style-name="Standard">
      <style:paragraph-properties fo:text-align="justify" style:justify-single-word="false"/>
      <style:text-properties style:font-name="sans-serif" fo:font-size="10pt" style:text-underline-style="none" officeooo:rsid="0026ef95" officeooo:paragraph-rsid="0058d182" style:font-size-asian="10pt" style:font-size-complex="10pt"/>
    </style:style>
    <style:style style:name="P13" style:family="paragraph" style:parent-style-name="Standard">
      <style:paragraph-properties fo:text-align="justify" style:justify-single-word="false"/>
      <style:text-properties style:font-name="sans-serif" fo:font-size="10pt" style:text-underline-style="none" officeooo:rsid="002b1497" officeooo:paragraph-rsid="005c4396" style:font-size-asian="10pt" style:font-size-complex="10pt"/>
    </style:style>
    <style:style style:name="P14" style:family="paragraph" style:parent-style-name="Standard">
      <style:paragraph-properties fo:text-align="justify" style:justify-single-word="false"/>
      <style:text-properties style:font-name="sans-serif" fo:font-size="10pt" style:text-underline-style="none" officeooo:rsid="0013b276" officeooo:paragraph-rsid="0013b276" style:font-size-asian="10pt" style:font-size-complex="10pt"/>
    </style:style>
    <style:style style:name="P15" style:family="paragraph" style:parent-style-name="Standard">
      <style:paragraph-properties fo:text-align="justify" style:justify-single-word="false"/>
      <style:text-properties style:font-name="sans-serif" fo:font-size="10pt" style:text-underline-style="none" officeooo:rsid="00420c44" officeooo:paragraph-rsid="0042376c" style:font-size-asian="10pt" style:font-size-complex="10pt"/>
    </style:style>
    <style:style style:name="P16" style:family="paragraph" style:parent-style-name="Standard">
      <style:paragraph-properties fo:text-align="justify" style:justify-single-word="false"/>
      <style:text-properties style:font-name="sans-serif" fo:font-size="10pt" style:text-underline-style="none" officeooo:rsid="0013b9d3" officeooo:paragraph-rsid="0013b9d3" style:font-size-asian="10pt" style:font-size-complex="10pt"/>
    </style:style>
    <style:style style:name="P17" style:family="paragraph" style:parent-style-name="Standard">
      <style:paragraph-properties fo:text-align="justify" style:justify-single-word="false"/>
      <style:text-properties style:font-name="sans-serif" fo:font-size="10pt" style:text-underline-style="none" officeooo:rsid="004c854d" officeooo:paragraph-rsid="001792e8" style:font-size-asian="10pt" style:font-size-complex="10pt"/>
    </style:style>
    <style:style style:name="P18" style:family="paragraph" style:parent-style-name="Standard">
      <style:paragraph-properties fo:text-align="justify" style:justify-single-word="false"/>
      <style:text-properties style:font-name="sans-serif" fo:font-size="10pt" style:text-underline-style="none" officeooo:rsid="00478a67" officeooo:paragraph-rsid="0019400c" style:font-size-asian="10pt" style:font-size-complex="10pt"/>
    </style:style>
    <style:style style:name="P19" style:family="paragraph" style:parent-style-name="Standard">
      <style:paragraph-properties fo:text-align="justify" style:justify-single-word="false"/>
      <style:text-properties style:font-name="sans-serif" fo:font-size="10pt" style:text-underline-style="none" officeooo:rsid="001b1de8" officeooo:paragraph-rsid="001b1de8" style:font-size-asian="10pt" style:font-size-complex="10pt"/>
    </style:style>
    <style:style style:name="P20" style:family="paragraph" style:parent-style-name="Standard">
      <style:paragraph-properties fo:text-align="justify" style:justify-single-word="false"/>
      <style:text-properties style:font-name="sans-serif" fo:font-size="10pt" style:text-underline-style="none" officeooo:rsid="002bb5d5" officeooo:paragraph-rsid="000d6ed9" style:font-size-asian="10pt" style:font-size-complex="10pt"/>
    </style:style>
    <style:style style:name="P21" style:family="paragraph" style:parent-style-name="Standard">
      <style:paragraph-properties fo:text-align="justify" style:justify-single-word="false"/>
      <style:text-properties style:font-name="sans-serif" fo:font-size="10pt" style:text-underline-style="none" officeooo:rsid="002bb5d5" officeooo:paragraph-rsid="001c4cb6" style:font-size-asian="10pt" style:font-size-complex="10pt"/>
    </style:style>
    <style:style style:name="P22" style:family="paragraph" style:parent-style-name="Standard">
      <style:paragraph-properties fo:text-align="justify" style:justify-single-word="false"/>
      <style:text-properties style:font-name="sans-serif" fo:font-size="10pt" style:text-underline-style="none" officeooo:rsid="0041cee5" officeooo:paragraph-rsid="000b8ba4" style:font-size-asian="10pt" style:font-size-complex="10pt"/>
    </style:style>
    <style:style style:name="P23" style:family="paragraph" style:parent-style-name="Standard">
      <style:paragraph-properties fo:text-align="justify" style:justify-single-word="false"/>
      <style:text-properties style:font-name="sans-serif" fo:font-size="10pt" fo:font-style="normal" style:text-underline-style="none" officeooo:rsid="002b1497" officeooo:paragraph-rsid="0023f5ff" style:font-size-asian="10pt" style:font-style-asian="normal" style:font-size-complex="10pt" style:font-style-complex="normal"/>
    </style:style>
    <style:style style:name="P24" style:family="paragraph" style:parent-style-name="Standard">
      <style:paragraph-properties fo:text-align="justify" style:justify-single-word="false"/>
      <style:text-properties style:font-name="sans-serif" fo:font-size="10pt" fo:font-style="normal" style:text-underline-style="none" officeooo:rsid="002b1497" officeooo:paragraph-rsid="0058d182" style:font-size-asian="10pt" style:font-style-asian="normal" style:font-size-complex="10pt" style:font-style-complex="normal"/>
    </style:style>
    <style:style style:name="P25" style:family="paragraph" style:parent-style-name="Standard">
      <style:paragraph-properties fo:text-align="justify" style:justify-single-word="false"/>
      <style:text-properties style:font-name="sans-serif" fo:font-size="10pt" fo:font-style="normal" style:text-underline-style="none" officeooo:rsid="002ed689" officeooo:paragraph-rsid="002ed689" style:font-size-asian="10pt" style:font-style-asian="normal" style:font-size-complex="10pt" style:font-style-complex="normal"/>
    </style:style>
    <style:style style:name="P26" style:family="paragraph" style:parent-style-name="Standard">
      <style:paragraph-properties fo:text-align="justify" style:justify-single-word="false"/>
      <style:text-properties style:font-name="sans-serif" fo:font-size="10pt" fo:font-style="normal" style:text-underline-style="none" officeooo:rsid="0036a9a4" officeooo:paragraph-rsid="0036a9a4" style:font-size-asian="10pt" style:font-style-asian="normal" style:font-size-complex="10pt" style:font-style-complex="normal"/>
    </style:style>
    <style:style style:name="P27" style:family="paragraph" style:parent-style-name="Standard">
      <style:paragraph-properties fo:text-align="justify" style:justify-single-word="false"/>
      <style:text-properties style:font-name="sans-serif" fo:font-size="10pt" fo:font-style="normal" style:text-underline-style="none" officeooo:rsid="00582078" officeooo:paragraph-rsid="00582078" style:font-size-asian="10pt" style:font-style-asian="normal" style:font-size-complex="10pt" style:font-style-complex="normal"/>
    </style:style>
    <style:style style:name="P28" style:family="paragraph" style:parent-style-name="Standard">
      <style:paragraph-properties fo:text-align="justify" style:justify-single-word="false"/>
      <style:text-properties style:font-name="sans-serif" fo:font-size="10pt" fo:font-style="normal" style:text-underline-style="none" officeooo:rsid="002bde08" officeooo:paragraph-rsid="005c4396" style:font-size-asian="10pt" style:font-style-asian="normal" style:font-size-complex="10pt" style:font-style-complex="normal"/>
    </style:style>
    <style:style style:name="P29" style:family="paragraph" style:parent-style-name="Standard">
      <style:paragraph-properties fo:text-align="justify" style:justify-single-word="false"/>
      <style:text-properties style:font-name="sans-serif" fo:font-size="10pt" fo:font-style="normal" style:text-underline-style="none" officeooo:rsid="0071d4a8" officeooo:paragraph-rsid="0071d4a8" style:font-size-asian="10pt" style:font-style-asian="normal" style:font-size-complex="10pt" style:font-style-complex="normal"/>
    </style:style>
    <style:style style:name="P30" style:family="paragraph" style:parent-style-name="Standard">
      <style:paragraph-properties fo:text-align="justify" style:justify-single-word="false"/>
      <style:text-properties style:font-name="sans-serif" fo:font-size="10pt" fo:font-style="normal" style:text-underline-style="none" officeooo:rsid="0071d4a8" officeooo:paragraph-rsid="007d96d0" style:font-size-asian="10pt" style:font-style-asian="normal" style:font-size-complex="10pt" style:font-style-complex="normal"/>
    </style:style>
    <style:style style:name="P31" style:family="paragraph" style:parent-style-name="Standard">
      <style:paragraph-properties fo:text-align="justify" style:justify-single-word="false"/>
      <style:text-properties style:font-name="sans-serif" fo:font-size="10pt" fo:font-style="italic" style:text-underline-style="none" officeooo:rsid="0025f5d9" officeooo:paragraph-rsid="002ed689" style:font-size-asian="10pt" style:font-style-asian="italic" style:font-size-complex="10pt" style:font-style-complex="italic"/>
    </style:style>
    <style:style style:name="P32" style:family="paragraph" style:parent-style-name="Standard">
      <style:paragraph-properties fo:text-align="justify" style:justify-single-word="false"/>
      <style:text-properties style:font-name="sans-serif" fo:font-size="10pt" fo:font-style="italic" style:text-underline-style="none" officeooo:rsid="0025f5d9" officeooo:paragraph-rsid="0025f5d9" style:font-size-asian="10pt" style:font-style-asian="italic" style:font-size-complex="10pt" style:font-style-complex="italic"/>
    </style:style>
    <style:style style:name="P33" style:family="paragraph" style:parent-style-name="Standard">
      <style:paragraph-properties fo:text-align="justify" style:justify-single-word="false"/>
      <style:text-properties style:font-name="sans-serif" fo:font-size="10pt" fo:font-style="italic" style:text-underline-style="none" officeooo:rsid="003f1554" officeooo:paragraph-rsid="00473066" style:font-size-asian="10pt" style:font-style-asian="italic" style:font-size-complex="10pt" style:font-style-complex="italic"/>
    </style:style>
    <style:style style:name="P34" style:family="paragraph" style:parent-style-name="Standard">
      <style:paragraph-properties fo:text-align="justify" style:justify-single-word="false"/>
      <style:text-properties style:font-name="sans-serif" fo:font-size="10pt" fo:font-style="italic" style:text-underline-style="none" officeooo:rsid="005e2ae7" officeooo:paragraph-rsid="006bc52f" style:font-size-asian="10pt" style:font-style-asian="italic" style:font-size-complex="10pt" style:font-style-complex="italic"/>
    </style:style>
    <style:style style:name="P35" style:family="paragraph" style:parent-style-name="Standard">
      <style:paragraph-properties fo:text-align="justify" style:justify-single-word="false"/>
      <style:text-properties style:font-name="sans-serif" fo:font-size="10pt" fo:font-style="italic" style:text-underline-style="none" officeooo:rsid="005e2ae7" officeooo:paragraph-rsid="006dc095" style:font-size-asian="10pt" style:font-style-asian="italic" style:font-size-complex="10pt" style:font-style-complex="italic"/>
    </style:style>
    <style:style style:name="P36" style:family="paragraph" style:parent-style-name="Standard">
      <style:paragraph-properties fo:text-align="justify" style:justify-single-word="false"/>
      <style:text-properties style:font-name="sans-serif" fo:font-size="10pt" fo:font-style="italic" style:text-underline-style="none" officeooo:rsid="0061a0f0" officeooo:paragraph-rsid="00609c7f" style:font-size-asian="10pt" style:font-style-asian="italic" style:font-size-complex="10pt" style:font-style-complex="italic"/>
    </style:style>
    <style:style style:name="P37" style:family="paragraph" style:parent-style-name="Standard">
      <style:paragraph-properties fo:text-align="justify" style:justify-single-word="false"/>
      <style:text-properties style:font-name="sans-serif" fo:font-size="10pt" fo:font-style="italic" style:text-underline-style="none" officeooo:rsid="002bde08" officeooo:paragraph-rsid="0061efb7" style:font-size-asian="10pt" style:font-style-asian="italic" style:font-size-complex="10pt" style:font-style-complex="italic"/>
    </style:style>
    <style:style style:name="P38" style:family="paragraph" style:parent-style-name="Standard">
      <style:paragraph-properties fo:text-align="justify" style:justify-single-word="false"/>
      <style:text-properties style:font-name="sans-serif" fo:font-size="10pt" fo:font-style="italic" style:text-underline-style="none" officeooo:rsid="002bde08" officeooo:paragraph-rsid="00609c7f" style:font-size-asian="10pt" style:font-style-asian="italic" style:font-size-complex="10pt" style:font-style-complex="italic"/>
    </style:style>
    <style:style style:name="P39" style:family="paragraph" style:parent-style-name="Standard">
      <style:paragraph-properties fo:text-align="justify" style:justify-single-word="false"/>
      <style:text-properties style:font-name="sans-serif" fo:font-size="10pt" fo:font-style="italic" style:text-underline-style="none" officeooo:rsid="0013b276" officeooo:paragraph-rsid="0013b276" style:font-size-asian="10pt" style:font-style-asian="italic" style:font-size-complex="10pt" style:font-style-complex="italic"/>
    </style:style>
    <style:style style:name="P40" style:family="paragraph" style:parent-style-name="Standard">
      <style:paragraph-properties fo:text-align="justify" style:justify-single-word="false"/>
      <style:text-properties style:font-name="sans-serif" fo:font-size="10pt" fo:font-style="italic" style:text-underline-style="none" officeooo:rsid="0013b9d3" officeooo:paragraph-rsid="0013b9d3" style:font-size-asian="10pt" style:font-style-asian="italic" style:font-size-complex="10pt" style:font-style-complex="italic"/>
    </style:style>
    <style:style style:name="P41" style:family="paragraph" style:parent-style-name="Standard">
      <style:paragraph-properties fo:text-align="justify" style:justify-single-word="false"/>
      <style:text-properties style:font-name="sans-serif" fo:font-size="10pt" fo:font-style="italic" style:text-underline-style="none" officeooo:rsid="00157d3f" officeooo:paragraph-rsid="000cb072" style:font-size-asian="10pt" style:font-style-asian="italic" style:font-size-complex="10pt" style:font-style-complex="italic"/>
    </style:style>
    <style:style style:name="P42" style:family="paragraph" style:parent-style-name="Standard">
      <style:paragraph-properties fo:text-align="justify" style:justify-single-word="false"/>
      <style:text-properties style:font-name="sans-serif" fo:font-size="10pt" fo:font-style="italic" style:text-underline-style="none" officeooo:rsid="004bce84" officeooo:paragraph-rsid="000cb072" style:font-size-asian="10pt" style:font-style-asian="italic" style:font-size-complex="10pt" style:font-style-complex="italic"/>
    </style:style>
    <style:style style:name="T1" style:family="text">
      <style:text-properties officeooo:rsid="00510b1a"/>
    </style:style>
    <style:style style:name="T2" style:family="text">
      <style:text-properties officeooo:rsid="00543dd8"/>
    </style:style>
    <style:style style:name="T3" style:family="text">
      <style:text-properties officeooo:rsid="0015d38c"/>
    </style:style>
    <style:style style:name="T4" style:family="text">
      <style:text-properties officeooo:rsid="002cea49"/>
    </style:style>
    <style:style style:name="T5" style:family="text">
      <style:text-properties officeooo:rsid="0013b9d3"/>
    </style:style>
    <style:style style:name="T6" style:family="text">
      <style:text-properties officeooo:rsid="00157d3f"/>
    </style:style>
    <style:style style:name="T7" style:family="text">
      <style:text-properties officeooo:rsid="0015dbe9"/>
    </style:style>
    <style:style style:name="T8" style:family="text">
      <style:text-properties officeooo:rsid="001792e8"/>
    </style:style>
    <style:style style:name="T9" style:family="text">
      <style:text-properties officeooo:rsid="0019400c"/>
    </style:style>
    <style:style style:name="T10" style:family="text">
      <style:text-properties officeooo:rsid="001c4cb6"/>
    </style:style>
    <style:style style:name="T11" style:family="text">
      <style:text-properties fo:font-style="italic" style:font-style-asian="italic" style:font-style-complex="italic"/>
    </style:style>
    <style:style style:name="T12" style:family="text">
      <style:text-properties fo:font-style="italic" officeooo:rsid="0019400c" style:font-style-asian="italic" style:font-style-complex="italic"/>
    </style:style>
    <style:style style:name="T13" style:family="text">
      <style:text-properties fo:font-style="italic" officeooo:rsid="002885cd" style:font-style-asian="italic" style:font-style-complex="italic"/>
    </style:style>
    <style:style style:name="T14" style:family="text">
      <style:text-properties officeooo:rsid="001d3757"/>
    </style:style>
    <style:style style:name="T15" style:family="text">
      <style:text-properties officeooo:rsid="001e2ff9"/>
    </style:style>
    <style:style style:name="T16" style:family="text">
      <style:text-properties officeooo:rsid="00211975"/>
    </style:style>
    <style:style style:name="T17" style:family="text">
      <style:text-properties officeooo:rsid="0021c32a"/>
    </style:style>
    <style:style style:name="T18" style:family="text">
      <style:text-properties officeooo:rsid="002463c9"/>
    </style:style>
    <style:style style:name="T19" style:family="text">
      <style:text-properties officeooo:rsid="002885cd"/>
    </style:style>
    <style:style style:name="T20" style:family="text">
      <style:text-properties fo:font-style="normal" style:font-style-asian="normal" style:font-style-complex="normal"/>
    </style:style>
    <style:style style:name="T21" style:family="text">
      <style:text-properties fo:font-style="normal" officeooo:rsid="002b1497" style:font-style-asian="normal" style:font-style-complex="normal"/>
    </style:style>
    <style:style style:name="T22" style:family="text">
      <style:text-properties fo:font-style="normal" officeooo:rsid="002bde08" style:font-style-asian="normal" style:font-style-complex="normal"/>
    </style:style>
    <style:style style:name="T23" style:family="text">
      <style:text-properties fo:font-style="normal" officeooo:rsid="00517a5f" style:font-style-asian="normal" style:font-style-complex="normal"/>
    </style:style>
    <style:style style:name="T24" style:family="text">
      <style:text-properties fo:font-style="normal" officeooo:rsid="00532a56" style:font-style-asian="normal" style:font-style-complex="normal"/>
    </style:style>
    <style:style style:name="T25" style:family="text">
      <style:text-properties fo:font-style="normal" officeooo:rsid="0041cee5" style:font-style-asian="normal" style:font-style-complex="normal"/>
    </style:style>
    <style:style style:name="T26" style:family="text">
      <style:text-properties fo:font-style="normal" officeooo:rsid="00582078" style:font-style-asian="normal" style:font-style-complex="normal"/>
    </style:style>
    <style:style style:name="T27" style:family="text">
      <style:text-properties fo:font-style="normal" officeooo:rsid="005a1fbc" style:font-style-asian="normal" style:font-style-complex="normal"/>
    </style:style>
    <style:style style:name="T28" style:family="text">
      <style:text-properties fo:font-style="normal" officeooo:rsid="005a8e0c" style:font-style-asian="normal" style:font-style-complex="normal"/>
    </style:style>
    <style:style style:name="T29" style:family="text">
      <style:text-properties fo:font-style="normal" officeooo:rsid="005f92c5" style:font-style-asian="normal" style:font-style-complex="normal"/>
    </style:style>
    <style:style style:name="T30" style:family="text">
      <style:text-properties fo:font-style="normal" officeooo:rsid="00629659" style:font-style-asian="normal" style:font-style-complex="normal"/>
    </style:style>
    <style:style style:name="T31" style:family="text">
      <style:text-properties fo:font-style="normal" officeooo:rsid="00634ff0" style:font-style-asian="normal" style:font-style-complex="normal"/>
    </style:style>
    <style:style style:name="T32" style:family="text">
      <style:text-properties fo:font-style="normal" officeooo:rsid="0064e0df" style:font-style-asian="normal" style:font-style-complex="normal"/>
    </style:style>
    <style:style style:name="T33" style:family="text">
      <style:text-properties fo:font-style="normal" officeooo:rsid="00650ba1" style:font-style-asian="normal" style:font-style-complex="normal"/>
    </style:style>
    <style:style style:name="T34" style:family="text">
      <style:text-properties fo:font-style="normal" officeooo:rsid="0066ec5e" style:font-style-asian="normal" style:font-style-complex="normal"/>
    </style:style>
    <style:style style:name="T35" style:family="text">
      <style:text-properties fo:font-style="normal" officeooo:rsid="006862ec" style:font-style-asian="normal" style:font-style-complex="normal"/>
    </style:style>
    <style:style style:name="T36" style:family="text">
      <style:text-properties fo:font-style="normal" officeooo:rsid="006bc52f" style:font-style-asian="normal" style:font-style-complex="normal"/>
    </style:style>
    <style:style style:name="T37" style:family="text">
      <style:text-properties fo:font-style="normal" officeooo:rsid="006d1035" style:font-style-asian="normal" style:font-style-complex="normal"/>
    </style:style>
    <style:style style:name="T38" style:family="text">
      <style:text-properties fo:font-style="normal" officeooo:rsid="006dc095" style:font-style-asian="normal" style:font-style-complex="normal"/>
    </style:style>
    <style:style style:name="T39" style:family="text">
      <style:text-properties fo:font-style="normal" officeooo:rsid="00764f58" style:font-style-asian="normal" style:font-style-complex="normal"/>
    </style:style>
    <style:style style:name="T40" style:family="text">
      <style:text-properties officeooo:rsid="002f7678"/>
    </style:style>
    <style:style style:name="T41" style:family="text">
      <style:text-properties officeooo:rsid="003852a5"/>
    </style:style>
    <style:style style:name="T42" style:family="text">
      <style:text-properties officeooo:rsid="0038d852"/>
    </style:style>
    <style:style style:name="T43" style:family="text">
      <style:text-properties officeooo:rsid="0041cee5"/>
    </style:style>
    <style:style style:name="T44" style:family="text">
      <style:text-properties officeooo:rsid="00434169"/>
    </style:style>
    <style:style style:name="T45" style:family="text">
      <style:text-properties officeooo:rsid="001b1de8"/>
    </style:style>
    <style:style style:name="T46" style:family="text">
      <style:text-properties officeooo:rsid="006dc095"/>
    </style:style>
    <style:style style:name="T47" style:family="text">
      <style:text-properties officeooo:rsid="0072dccb"/>
    </style:style>
    <style:style style:name="T48" style:family="text">
      <style:text-properties officeooo:rsid="00764f58"/>
    </style:style>
    <style:style style:name="T49" style:family="text">
      <style:text-properties officeooo:rsid="007c3616"/>
    </style:style>
    <style:style style:name="T50" style:family="text">
      <style:text-properties officeooo:rsid="007d96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tle</text:p>
      <text:p text:style-name="P1"/>
      <text:p text:style-name="P1">Abstract</text:p>
      <text:p text:style-name="P6"><text:span text:style-name="T14">DNA sequencing has generated, and continues to generate, vast amounts of genetic data. It is therefore beneficial to implement effective and useful methods of compression to reduce storage and transmission rates. G</text:span>rammar-based compression, <text:span text:style-name="T1">where a context-free grammar is formed from a sequence of symbols, has several benefits in it’s application to genetic sequences</text:span>. <text:span text:style-name="T2">This project aims to implement methods that will improve grammar-based compression rates on genetic data and provide the functionality of a GUI to navigate a collection of compressed files.</text:span></text:p>
      <text:p text:style-name="P6"/>
      <text:p text:style-name="P2">Introduction <text:span text:style-name="T42">[discuss structure of proposal?] - reduce </text:span></text:p>
      <text:p text:style-name="P7">The main aim of data compression is to <text:span text:style-name="T16">encode data in such a way that</text:span> the amount of bits required to represent <text:span text:style-name="T16">it</text:span> <text:span text:style-name="T16">is reduced</text:span>. [the data compression book Mark Nelson, Introduction] <text:span text:style-name="T17">There are varying methods of compression that can be applied to a broad range of data, for example Morse code reduces [] alphabets to a series of dots and dashes, digitized video and audio have recognised standards MPEG and JPEG [intro to data compression – kaufmann] to reduce the number of bytes used to represent them. In brief, high-frequency repetitions or redundancies in the structure of the data itself can be used to form a compact representation. That is, where the same piece of information occurs frequently in data it can be represented instead with a smaller code, thus reducing the amount of data required to represent the whole.</text:span></text:p>
      <text:p text:style-name="P7"/>
      <text:p text:style-name="P8">The benefits of data compression are clear then as more compact data takes less space to store and less time to transmit []. Alongside developments in hardware and other technologies, compression has aided and made possible long-distance communication [kauffman], mass-media, <text:span text:style-name="T18">from physical storage to streaming services [youtube reference], and increases the storage capacity of server farms [terminology], thus reducing their cost and energy consumption, and does the same in terms of data transfer rates for relatively less powerful mobile devices using comparatively weaker network connections [?]. </text:span></text:p>
      <text:p text:style-name="P23"/>
      <text:p text:style-name="P25">Along with other forms of digitized information such as video and <text:span text:style-name="T40">astronomical data, genetic data is critically abundant, and given new methods of analysing and recording genetic data [or genetic sequencing], it is estimated that the amount of genetic information will increase beyond that of digital video. All species of living organism has a specified genome [whats a genome?], each individual member of a species has a unique genome with slight variations, and there exists the technology to alter and create new genetic sequences [reference]. DNA, [the nucletodie acids that form genomes], is formed of four base pairs of such acids, represented as ACGT, and so genetic sequences such as those mentioned can be stored in strings of ACG and T varying in size from [small size] <text:s/>to [large size example]. - [slightly more detail here as won’t be covered in research and only needs to be an overview.] palindromes, nature of organisation.</text:span></text:p>
      <text:p text:style-name="P31"/>
      <text:p text:style-name="P26"><text:soft-page-break/>Compressing genetic information is thus necessary and useful and a variety of methods have been implemented to do so efficiently []. As well as reduced storage requirements, genetic data needs to be usable, that is, easily accessible with fast transmission and good decompression rates, as well as searchable <text:span text:style-name="T41">[theoretically in terms of genetic screening, reference], all of which a compression method must take into account.</text:span></text:p>
      <text:p text:style-name="P32"/>
      <text:p text:style-name="P2">Research</text:p>
      <text:p text:style-name="P9">Compression algorithms for genetic sequences must aim to [efficiently store, access, communicate, and search these [large datasets]] by catering to the idiosyncrasies of the data [mentioned above]. There are numerous algorithms using different compression techniques that aim to maximise the results in all of these areas <text:span text:style-name="T43">whilst mitigating negative traits such long compression and decompression times or heavy computation and memory resources</text:span>.</text:p>
      <text:p text:style-name="P9"/>
      <text:p text:style-name="P9"><text:span text:style-name="T43">Bakr and Sharawi [review reference]</text:span> <text:span text:style-name="T43">discuss a range of genetic compression algorithms which they categorise as using a horizontal mode, that is compression on a single sequence and it’s substrings, as opposed to vertical mode, a set of sequences and their substrings, for example a collection of different species’ genomes []. The more common horizontal mode includes substitutional based methods where repeating sequences are substituted with a pointer reference to the ‘same sequences in a dictionary’ [] [discuss individual algorithms here? Pros cons], statistical based methods, such as CDNA algorithm, <text:s/>that can use probability distributions over all the symbols in a sequence to encode the likelihood of subsequent symbols rather than the symbols themselves [compression book, if these things really align]. Although various implementations differ in their performance, statistical based methods appear computationally heavy whilst providing an improved compression ratio compared to substitutional based methods which can provide faster compression [][generally].</text:span></text:p>
      <text:p text:style-name="P33"/>
      <text:p text:style-name="P10"><text:span text:style-name="T20">There is thus a base method that aims to compress the sequences using the attributes of genetic data, e.g. </text:span><text:span text:style-name="T44">reverse repeats, or palindromes [common in DNA], and approximate repeats, where there is only a slight variation between substrings. However, other aspects of the data including long substrings with little pattern require additional compression techniques such as naive[] 2 bit base [explain]. Genetic data requires multiple methods of compression to account for it’s different elements and provide good compression rates.</text:span></text:p>
      <text:p text:style-name="P10"/>
      <text:p text:style-name="P11"><text:span text:style-name="T23">This project will use a grammar based method of compression. </text:span><text:span text:style-name="T24">As discussed by </text:span><text:span text:style-name="T25">Bakr and Sharawi </text:span><text:span text:style-name="T26">and [DNAsequitur]</text:span><text:span text:style-name="T25"> </text:span><text:span text:style-name="T26">grammar based compression typically has not given as good rates of compression when compared to previous methods mentioned</text:span><text:span text:style-name="T24">. </text:span><text:span text:style-name="T26">However, it is indicated that there are benefits in the methods ability to detect repeats ‘that occur across multiple sequences in a collection’ and to ‘support random access and search in the compressed collection.’ [review] Previous work done on grammar-based compression of DNA sequences [] give</text:span><text:span text:style-name="T27">s</text:span><text:span text:style-name="T26"> a clear indication of a potential method to improve compression ratios.</text:span></text:p>
      <text:p text:style-name="P27"/>
      <text:p text:style-name="P12"><text:soft-page-break/><text:span text:style-name="T19">Context-free grammars are a hierarchy of rules relating non-terminal symbols to strings[] of other terminal and non-terminal symbols. Given data that has some inherent structure, such a collection of rules can be formulated that encodes all the information required to reconstruct it. For instance, a simple word </text:span><text:span text:style-name="T13">banana</text:span><text:span text:style-name="T19"> </text:span><text:span text:style-name="T21">can form a grammar </text:span></text:p>
      <text:p text:style-name="P24"/>
      <text:p text:style-name="P24"><text:tab/>S → bGGa</text:p>
      <text:p text:style-name="P24"><text:tab/>G → an</text:p>
      <text:p text:style-name="P24"/>
      <text:p text:style-name="P13"><text:span text:style-name="T26">And so context-free grammars provide a method to store data in a more compact form. The grammars formed are also intuitive [], </text:span><text:span text:style-name="T22">reveal patterns that other compression methods may not [reference? Sequitur paper] and give the ability to check whether a string is valid to whatever input it is compared to [by reconstructing from rules]. // </text:span><text:span text:style-name="T28">mention learning about CFG somehow?</text:span></text:p>
      <text:p text:style-name="P28"/>
      <text:p text:style-name="P34"><text:span text:style-name="T22">D</text:span><text:span text:style-name="T20">NAsequitur is a grammar-based compression algorithm designed specifically for genetic sequences. It’s foundation is the [Manning and Witten] Sequitur algorithm, </text:span><text:span text:style-name="T29">a comparatively multi-purpose implementation that gives good results on multiple types of data and is indicated to outperform both </text:span><text:span text:style-name="T36">[contemporary]</text:span><text:span text:style-name="T29"> substitutional and, ‘on very large or highly structured sequences’ [sequitur], statistical methods. </text:span><text:span text:style-name="T30">SEQUITUR forms a grammar much in the same way as described above in regards to context-free grammars. An input sequence is assessed symbol by symbol and whenever a repetition of two adjacent symbols occurs, a new rule, a non-terminal symbol that represents a substring of symbols, is added to the grammar. </text:span><text:span text:style-name="T31">This [] is incorporated by SEQUITUR’s digram uniqueness </text:span><text:span text:style-name="T32">constraint</text:span><text:span text:style-name="T31">, where no adjacent symbols (terminal or non-terminal) can appear more than once in a grammar, </text:span><text:span text:style-name="T32">either in the initial [s string] or any substring</text:span><text:span text:style-name="T31">. This ensure</text:span><text:span text:style-name="T32">s</text:span><text:span text:style-name="T31"> the hierarchical nature of the grammar. </text:span><text:span text:style-name="T32">The second constraint on SEQUITUR’s grammars is that of digram uniqueness, which ensures that whenever a rules usage in the grammar falls to one, it’s occurrence is replaced with the right hand side of the rule, </text:span><text:span text:style-name="T33">which allows for the formation of longer rules[]</text:span><text:span text:style-name="T32">.</text:span></text:p>
      <text:p text:style-name="P36"/>
      <text:p text:style-name="P35"><text:span text:style-name="T29">Similarly to other </text:span><text:span text:style-name="T34">compression</text:span><text:span text:style-name="T29"> methods, multiple techniques are employed </text:span><text:span text:style-name="T34">when using grammar-based compression to achieve good results</text:span><text:span text:style-name="T29">. </text:span><text:span text:style-name="T25">Bakr and Sharawi </text:span><text:span text:style-name="T34">note in their review the encoding of the grammar to binary to further reduce storage size. SEQUITUR</text:span><text:span text:style-name="T29"> </text:span><text:span text:style-name="T35">uses an implicit encoding method for the grammar[] to maintain good compression </text:span><text:span text:style-name="T38">[</text:span><text:span text:style-name="T35">when, </text:span><text:span text:style-name="T38">always, but developed for]</text:span><text:span text:style-name="T35"> there are a significant number of rules (and hence greater data requirements for encoding). </text:span><text:span text:style-name="T38">Rather than encoding a list of rules,</text:span><text:span text:style-name="T35"> </text:span><text:span text:style-name="T38">t</text:span><text:span text:style-name="T35">his method </text:span><text:span text:style-name="T37">works by encoding the main rule ‘S’ and sending enough information when necessary to reconstruct the original sequence[]. When reconstructing the sequence, the first </text:span><text:span text:style-name="T38">instance</text:span><text:span text:style-name="T37"> </text:span><text:span text:style-name="T38">of a</text:span><text:span text:style-name="T37"> non-terminal </text:span><text:span text:style-name="T38">is decoded as it’s contents, the right hand side of the rule. When the non-terminal occurs again, a pointer to it’s first occurrence in the sequence is given and a rule in the decoder is formed to be used each subsequent time the non-terminal occurs. [Manning and Witten] give the example ‘</text:span><text:span text:style-name="T46">abcd(1, 2)(0, 4)’ </text:span><text:span text:style-name="T38">where ‘bc’ would otherwise be the right hand side of a rule, the pointer (1, 2) refers to </text:span><text:soft-page-break/><text:span text:style-name="T38">‘bc’s start position 1 from the beginning of the sequence and 2 it’s length. The second pointer consequently decoding the string as ‘abcdbcabcdbc’ []. </text:span><text:span text:style-name="T39">[DNAsequitur suggest not that great]</text:span></text:p>
      <text:p text:style-name="P38"/>
      <text:p text:style-name="P29">DNAsequitur then is an alteration of the SEQUITUR algorithm that implements a number of changes to improve it’s effectiveness on genetic sequences. <text:span text:style-name="T47">Kieffer and Yang [from dnaseq] show that SEQUITUR’s rule generation is not universal as multiple rules can potentially produce the same sequence [example]. Cherniavsky and Ladner also implement encoding of reverse complements where, as each nucleotide base has a complement where acgt = [whatever it is], as well exact matches reverse complements, where the same sequences’ complement appears an extra symbol can be sent to indicate the rule being used is referring to the complement rather than the rule itself, thus removing the need for two separate rules and reducing grammar size [reference, check this is basically what it is doing]. </text:span></text:p>
      <text:p text:style-name="P29"/>
      <text:p text:style-name="P30"><text:span text:style-name="T49">Additional methods of compression for DNAsequitur is similar to that used in SEQUITUR, although with slightly better results [reference]. This method sends a quadruple as a pointer consisting of additionally the rule number it refers to and whether it is a reverse complement. ‘Perhaps the savings in the offset size is wiped out by the addition of a marker symbol per rule.</text:span></text:p>
      <text:p text:style-name="P30"><text:span text:style-name="T50">Since there are thousands of rules, this would be an additional thousands of symbols.’ [dnaSequ]. Also, the pattern of the quadruple allows for DNAsequiturs used of adaptive arithmetic coding to be more efficient. Custom arithmetic coder [adaptive arithmetic coding] using arithmetic coding (separate for symbols and for tuple pointers, but similar method) but with creating probability as symbols are sent.</text:span></text:p>
      <text:p text:style-name="P37"/>
      <text:p text:style-name="P39">Assessment of <text:span text:style-name="T45">these</text:span> previous implementations – Although DNASequitur did not achieve favourable results, Cherniavsky and Ladner <text:span text:style-name="T5">suggest using edit grammars, where approximate matches between sequences can be treated as a match and encoded along with the necessary edit operations, such as insert and delete, to retrieve the original sequences. Similar to methods used in other methods, DNAcompress. Other suggestions of improving grammar-based. Does not make the smallest grammar (although for a reason)</text:span></text:p>
      <text:p text:style-name="P14"/>
      <text:p text:style-name="P40">Compression of multiple files – As well as providing further functionality, compressing multiple files <text:span text:style-name="T6">of genetic data is significant in that a collection might consist of multiple files for each chromosome of a genome. Individual genomes also contain largely the same information and so in principal should allow for good rates of compression.</text:span></text:p>
      <text:p text:style-name="P40"/>
      <text:p text:style-name="P15">//Grammar based compression falls into Bakr and Sharawi’s horizontal mode, and so it remains to be seen how easily such a method can be adapted to something akin to their vertical mode.</text:p>
      <text:p text:style-name="P16"/>
      <text:p text:style-name="P41">File format – Most research and implementation of genetic compression appears to work on the basis of a four symbol alphabet of A, C, G and T. DNACompress, for example, requires a file that contains only these symbols. However, there are other file formats such as FASTA that <text:soft-page-break/>contain meta-data for sequence Ids and the species, and some sequences <text:s/>utilise symbols for unknown nucleotides, e.g. R for G or A, N for A, G, C or T. </text:p>
      <text:p text:style-name="P42"/>
      <text:p text:style-name="P2">Objective</text:p>
      <text:p text:style-name="P17"><text:span text:style-name="T3">T</text:span>he objective will be to implement a<text:span text:style-name="T7">n improved</text:span> method of <text:span text:style-name="T7">grammar-based </text:span>compression for DNA, to deal with the problem<text:span text:style-name="T7">s</text:span> of <text:span text:style-name="T7">data</text:span> storage <text:span text:style-name="T7">and</text:span> transmission, <text:span text:style-name="T8">which both incorporates the way different file formats store genetic sequences and provides the ability to compress multiple files with added usability via a graphical user interface. Mentions nice to haves. Gui type, just as accessing multiple files, and compressing multiple files.</text:span></text:p>
      <text:p text:style-name="P17"/>
      <text:p text:style-name="P2">Method</text:p>
      <text:p text:style-name="P18"><text:span text:style-name="T11">Implement</text:span><text:span text:style-name="T12">ation of previous methods for grammar-based genetic compression</text:span><text:span text:style-name="T9"> – Brief discussion of this projects current implementation. Further discussion of what will be implemented whilst iterating over the current prototype. Finding approximate repeats not easy, generally? Computationally? Mention of the 4 sequitur rules that are run. Incrementally in stages, nice to haves. Hopefully see a long the way any further areas for improvement in the way the data appears.</text:span></text:p>
      <text:p text:style-name="P18"/>
      <text:p text:style-name="P19"><text:span text:style-name="T11">Testing</text:span> – Discussion of <text:span text:style-name="T9">testing methods. </text:span>The use of a DNA corpus that has been used in previous papers <text:span text:style-name="T15">for fair comparison</text:span>. The<text:span text:style-name="T9"> percentage of compression achieved,</text:span> the<text:span text:style-name="T9"> time it takes to run </text:span>and memory consumption<text:span text:style-name="T9">, </text:span>with some initial<text:span text:style-name="T9"> results. </text:span>Discussion on how to improve the project’s current implementation<text:span text:style-name="T9">. </text:span></text:p>
      <text:p text:style-name="P3"/>
      <text:p text:style-name="P2">Work Plan</text:p>
      <text:p text:style-name="P20">1/<text:span text:style-name="T10">2</text:span> - <text:span text:style-name="T4">Increase speed of current implementation and complete implementation of techniques found in previous papers.</text:span></text:p>
      <text:p text:style-name="P20"/>
      <text:p text:style-name="P20"><text:span text:style-name="T10">3/4</text:span> – <text:span text:style-name="T10">Implement further steps such as edit grammars and any other possible improvements. Begin writing Project Report.</text:span></text:p>
      <text:p text:style-name="P20"/>
      <text:p text:style-name="P21"><text:span text:style-name="T10">5</text:span>/<text:span text:style-name="T10">6</text:span> – <text:span text:style-name="T4">Begin implementing multiple file compression and folder hierarchy. </text:span></text:p>
      <text:p text:style-name="P20"/>
      <text:p text:style-name="P21"><text:span text:style-name="T10">7</text:span>/<text:span text:style-name="T10">8 </text:span>– <text:span text:style-name="T4">Depending on results at this stage, continue developing for improved speed and compression rates.</text:span> </text:p>
      <text:p text:style-name="P20"/>
      <text:p text:style-name="P20"><text:span text:style-name="T10">9</text:span>/<text:span text:style-name="T10">10</text:span> – <text:span text:style-name="T10">Develop and implement graphical interface for navigating compressed files and folders.</text:span></text:p>
      <text:p text:style-name="P4"/>
      <text:p text:style-name="P2">Summary</text:p>
      <text:p text:style-name="P22"/>
      <text:p text:style-name="P5">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Courier 10 Pitch" svg:font-family="'Courier 10 Pitch'" style:font-pitch="fixed"/>
    <style:font-face style:name="Tibetan Machine Uni" svg:font-family="'Tibetan Machine Uni'"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7:33:10.671062264</meta:creation-date>
    <dc:date>2018-04-15T00:29:19.407995608</dc:date>
    <meta:editing-duration>PT10H13M2S</meta:editing-duration>
    <meta:editing-cycles>27</meta:editing-cycles>
    <meta:generator>LibreOffice/5.1.6.2$Linux_X86_64 LibreOffice_project/10m0$Build-2</meta:generator>
    <meta:document-statistic meta:table-count="0" meta:image-count="0" meta:object-count="0" meta:page-count="5" meta:paragraph-count="39" meta:word-count="2166" meta:character-count="14108" meta:non-whitespace-character-count="11958"/>
  </office:meta>
</office:document-meta>
</file>